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02078" officeooo:paragraph-rsid="00102078"/>
    </style:style>
    <style:style style:name="P2" style:family="paragraph" style:parent-style-name="Title">
      <style:text-properties officeooo:rsid="000ba631" officeooo:paragraph-rsid="000ba631"/>
    </style:style>
    <style:style style:name="P3" style:family="paragraph" style:parent-style-name="Heading_20_1">
      <style:text-properties officeooo:rsid="000ba631" officeooo:paragraph-rsid="000ba631"/>
    </style:style>
    <style:style style:name="P4" style:family="paragraph" style:parent-style-name="Text_20_body">
      <style:text-properties officeooo:rsid="000ba631" officeooo:paragraph-rsid="000ba631"/>
    </style:style>
    <style:style style:name="P5" style:family="paragraph" style:parent-style-name="Text_20_body" style:list-style-name="L1">
      <style:text-properties officeooo:rsid="000ba631" officeooo:paragraph-rsid="000ba631"/>
    </style:style>
    <style:style style:name="T1" style:family="text">
      <style:text-properties officeooo:rsid="000e1683"/>
    </style:style>
    <style:style style:name="T2" style:family="text">
      <style:text-properties officeooo:rsid="000fc44f"/>
    </style:style>
    <style:style style:name="T3" style:family="text">
      <style:text-properties officeooo:rsid="0014b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ikkoraportti</text:p>
      <text:h text:style-name="P3" text:outline-level="1">Viikko I</text:h>
      <text:p text:style-name="P4">Ohjelman kehitys lähti hyvin käyntiin. Sain implementoitua nopeasti A*-algoritmin ja testattua sitä muutamalla kuvalla, jotka löytyvät Tiralabra/test-images -kansiosta. Algoritmi näyttäisi toimivan oikein ja löytävän aina optimaalisen reitin, jos sellainen on olemassa.</text:p>
      <text:p text:style-name="P4">Testien tuloksia:</text:p>
      <text:list xml:id="list7039229789176122262" text:style-name="L1">
        <text:list-item>
          <text:p text:style-name="P5">Pieni kuva (leveys ja korkeus kymmeniä pikseleitä) ratkeaa muutamassa millisekunnissa</text:p>
        </text:list-item>
        <text:list-item>
          <text:p text:style-name="P5">Keskikokoinen kuva (muutamia satoja pikseleitä) ratkeaa muutamassa kymmenessä tai sadassa millisekunnissa riippuen reitin pituudesta</text:p>
        </text:list-item>
        <text:list-item>
          <text:p text:style-name="P5"><text:span text:style-name="T1">Erittäin</text:span> iso kuva (10 000 x 10 000 pikseliä, <text:span text:style-name="T1">hyvin</text:span> monimutkainen sokkelo) ratkeaa noin puolessatoista minuutissa. (Luotu verkko sisältää 50 miljoonaa <text:span text:style-name="T2">avointa </text:span>solmua, <text:span text:style-name="T2">joista algoritmi joutuu tarkistamaan lähes jokaisen).</text:span> </text:p>
        </text:list-item>
      </text:list>
      <text:p text:style-name="P1">Minulla ei ollut ennestään tarkkaa käsitystä A*:n toiminnasta, joten opin perinpohjaisesti sen toimintaperiaatteen. Testatessani edellä mainittua isoa sokkeloa opin myös, miten <text:span text:style-name="T3">huomattavasti </text:span>mitättömiltäkin vaikuttavat optimoinnit vaikuttavat suoritusaikaan, kun syöte on hyvin iso.</text:p>
      <text:p text:style-name="P1">Seuraavaksi lisään uusia reitinetsintäalgoritmeja ja ohjelmalogiikkaa, jolla eri algoritmeja voi testata helposti eri syötteill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02:20:49.088000000</meta:creation-date>
    <dc:date>2015-01-15T03:02:58.286000000</dc:date>
    <meta:editing-duration>PT22M3S</meta:editing-duration>
    <meta:editing-cycles>8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9" meta:word-count="141" meta:character-count="1159" meta:non-whitespace-character-count="1159"/>
  </office:meta>
</office:document-meta>
</file>